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fo:font-weight="normal" officeooo:rsid="006d248b" officeooo:paragraph-rsid="00774599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fo:font-weight="bold" officeooo:rsid="002a9ed3" officeooo:paragraph-rsid="002a9ed3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fo:font-weight="bold" officeooo:rsid="002cb1b9" officeooo:paragraph-rsid="002cb1b9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fo:font-weight="normal" officeooo:rsid="00257ace" officeooo:paragraph-rsid="00257ace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fo:font-weight="normal" officeooo:rsid="002a9ed3" officeooo:paragraph-rsid="002a9ed3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fo:font-size="14pt" fo:font-weight="normal" officeooo:rsid="002cb1b9" officeooo:paragraph-rsid="002cb1b9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fo:font-size="14pt" fo:font-weight="normal" officeooo:rsid="002f54ad" officeooo:paragraph-rsid="002f54ad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style:font-name="Calibri" fo:font-size="12pt" fo:font-weight="normal" officeooo:rsid="006d248b" officeooo:paragraph-rsid="00774599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variant="normal" fo:text-transform="none" fo:color="#24292e" style:font-name="Liberation Serif" fo:font-size="11pt" fo:letter-spacing="normal" fo:font-style="normal" fo:font-weight="normal" officeooo:paragraph-rsid="00774599" style:font-size-asian="11pt" style:font-size-complex="11pt"/>
    </style:style>
    <style:style style:name="P11" style:family="paragraph" style:parent-style-name="Standard" style:list-style-name="L1">
      <style:text-properties fo:color="#000000" fo:font-size="14pt" fo:font-weight="normal" officeooo:rsid="001ebdfa" officeooo:paragraph-rsid="001ebdfa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fo:color="#000000" fo:font-size="14pt" fo:font-weight="normal" officeooo:rsid="001ebdfa" officeooo:paragraph-rsid="00257ace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text-properties fo:color="#000000" fo:font-size="14pt" fo:font-weight="normal" officeooo:rsid="00257ace" officeooo:paragraph-rsid="00753540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fo:color="#000000" fo:font-size="14pt" fo:font-weight="normal" officeooo:rsid="00e18dd5" officeooo:paragraph-rsid="00753540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fo:font-size="14pt" fo:font-weight="normal" officeooo:rsid="002f54ad" officeooo:paragraph-rsid="00ea95d8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text-properties officeooo:rsid="001ebdfa" officeooo:paragraph-rsid="00257ace"/>
    </style:style>
    <style:style style:name="P17" style:family="paragraph" style:parent-style-name="Standard" style:list-style-name="L1">
      <style:text-properties officeooo:rsid="001ebdfa" officeooo:paragraph-rsid="00753540"/>
    </style:style>
    <style:style style:name="P18" style:family="paragraph" style:parent-style-name="Standard" style:list-style-name="L1">
      <style:text-properties officeooo:rsid="00257ace" officeooo:paragraph-rsid="00257ace"/>
    </style:style>
    <style:style style:name="T1" style:family="text">
      <style:text-properties fo:color="#000000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4pt" fo:font-weight="normal" officeooo:rsid="00257ace" style:font-size-asian="14pt" style:font-weight-asian="normal" style:font-size-complex="14pt" style:font-weight-complex="normal"/>
    </style:style>
    <style:style style:name="T4" style:family="text">
      <style:text-properties style:font-name="Liberation Serif" style:text-underline-style="none" fo:font-weight="bold" officeooo:rsid="00eb1843" fo:background-color="transparent" loext:char-shading-value="0" style:font-weight-asian="bold" style:font-weight-complex="bold" loext:padding="0cm" loext:border="none"/>
    </style:style>
    <style:style style:name="T5" style:family="text">
      <style:text-properties officeooo:rsid="00cd63c3"/>
    </style:style>
    <style:style style:name="T6" style:family="text">
      <style:text-properties officeooo:rsid="00cff33a"/>
    </style:style>
    <style:style style:name="T7" style:family="text">
      <style:text-properties officeooo:rsid="00e24e81"/>
    </style:style>
    <style:style style:name="T8" style:family="text">
      <style:text-properties officeooo:rsid="00e4b8c5"/>
    </style:style>
    <style:style style:name="T9" style:family="text">
      <style:text-properties officeooo:rsid="00e8b6c9"/>
    </style:style>
    <style:style style:name="T10" style:family="text">
      <style:text-properties officeooo:rsid="00ed439b"/>
    </style:style>
    <style:style style:name="T11" style:family="text">
      <style:text-properties officeooo:rsid="00ee8ec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s when u get assign on any new project:</text:p>
      <text:p text:style-name="P2"/>
      <text:list xml:id="list1796604589" text:style-name="L1">
        <text:list-item>
          <text:p text:style-name="P11">Request a access for project repo to senior.</text:p>
        </text:list-item>
        <text:list-item>
          <text:p text:style-name="P11">Copy Clone url</text:p>
        </text:list-item>
        <text:list-item>
          <text:p text:style-name="P11">command line commnds</text:p>
        </text:list-item>
        <text:list-item>
          <text:p text:style-name="P11">git clone url</text:p>
          <text:p text:style-name="P11">- git username </text:p>
          <text:p text:style-name="P11">- git password</text:p>
        </text:list-item>
        <text:list-item>
          <text:p text:style-name="P11">Enter repo cloned directory</text:p>
          <text:p text:style-name="P11">- cd folder name</text:p>
        </text:list-item>
        <text:list-item>
          <text:p text:style-name="P11">check branches </text:p>
          <text:p text:style-name="P11">- git branch</text:p>
        </text:list-item>
        <text:list-item>
          <text:p text:style-name="P11">Switch branch – <text:span text:style-name="T6">Skip this step for branch master</text:span></text:p>
          <text:p text:style-name="P11">- git checkout development</text:p>
          <text:p text:style-name="P11">- git pull</text:p>
          <text:p text:style-name="P11"><text:s text:c="3"/>- git username </text:p>
          <text:p text:style-name="P11"><text:s text:c="3"/>- git password</text:p>
        </text:list-item>
        <text:list-item>
          <text:p text:style-name="P11">Check ruby version </text:p>
          <text:p text:style-name="P11">- ruby -v</text:p>
        </text:list-item>
        <text:list-item>
          <text:p text:style-name="P11">Check project rvm version in gemfile</text:p>
        </text:list-item>
        <text:list-item>
          <text:p text:style-name="P11">If u dont have that version install it</text:p>
          <text:p text:style-name="P11">- rvm install 2.5.2</text:p>
          <text:p text:style-name="P11">- rvm use 2.5.2</text:p>
          <text:p text:style-name="P11">- bundle install</text:p>
        </text:list-item>
        <text:list-item>
          <text:p text:style-name="P12">Replace the username and password with ur once in database.yml file of project.</text:p>
        </text:list-item>
        <text:list-item>
          <text:p text:style-name="P16"><text:span text:style-name="T3"><text:s/>rails </text:span><text:a xlink:type="simple" xlink:href="db:create" text:style-name="Internet_20_link" text:visited-style-name="Visited_20_Internet_20_Link">db:create</text:a></text:p>
        </text:list-item>
        <text:list-item>
          <text:p text:style-name="P18"><text:span text:style-name="T2"><text:s text:c="2"/>rails </text:span><text:a xlink:type="simple" xlink:href="db:migrate" text:style-name="Internet_20_link" text:visited-style-name="Visited_20_Internet_20_Link">db:migrate</text:a></text:p>
        </text:list-item>
        <text:list-item>
          <text:p text:style-name="P17"><text:span text:style-name="T3"><text:s/>rails </text:span><text:a xlink:type="simple" xlink:href="db:seed" text:style-name="Internet_20_link" text:visited-style-name="Visited_20_Internet_20_Link">db:seed</text:a></text:p>
        </text:list-item>
        <text:list-item>
          <text:p text:style-name="P13">rails assets:precompile</text:p>
        </text:list-item>
        <text:list-item>
          <text:p text:style-name="P14">rails s</text:p>
          <text:p text:style-name="P13"/>
        </text:list-item>
      </text:list>
      <text:p text:style-name="P5">********************************************************************</text:p>
      <text:p text:style-name="P3">Create binded link steps: -</text:p>
      <text:p text:style-name="P6">ip addr</text:p>
      <text:p text:style-name="P6">output- <text:s/>inet 192.168.1.53</text:p>
      <text:p text:style-name="P6">rails s -b 192.168.1.53 -p 3000</text:p>
      <text:p text:style-name="P6"/>
      <text:p text:style-name="P6">********************************************************************</text:p>
      <text:p text:style-name="P4">Git Commit commands <text:span text:style-name="T5">for committing your code </text:span>:</text:p>
      <text:p text:style-name="P7"/>
      <text:p text:style-name="P8">git status <text:s text:c="3"/><text:span text:style-name="T7">(For checking modified files)</text:span></text:p>
      <text:p text:style-name="P8">git diff filename <text:span text:style-name="T8">(For checking difference in modified files and previous files)</text:span></text:p>
      <text:p text:style-name="P8">git add filename <text:span text:style-name="T9">(For adding file to git)</text:span></text:p>
      <text:p text:style-name="P15">git status <text:s/><text:span text:style-name="T7">(For checking modified files)</text:span></text:p>
      <text:p text:style-name="P8"><text:soft-page-break/>git commit -m "(Relavant message)" <text:s text:c="2"/><text:span text:style-name="T10">(For committing files on git)</text:span></text:p>
      <text:p text:style-name="P8">git push origin master <text:s/><text:span text:style-name="T11">(For pushing files on git)</text:span></text:p>
      <text:p text:style-name="P1"><text:a xlink:type="simple" xlink:href="https://javascript.info/" text:style-name="Internet_20_link" text:visited-style-name="Visited_20_Internet_20_Link"><text:span text:style-name="T1"/></text:a></text:p>
      <text:p text:style-name="P9">********************************************************************************</text:p>
      <text:p text:style-name="P10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4:01:24.178686783</meta:creation-date>
    <dc:date>2020-10-26T10:44:13.336025192</dc:date>
    <meta:editing-duration>P1DT7H52M28S</meta:editing-duration>
    <meta:editing-cycles>65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14" meta:character-count="1374" meta:non-whitespace-character-count="1196"/>
  </office:meta>
</office:document-meta>
</file>